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Helvetica neue" svg:font-family="'Helvetica neue'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 neue" fo:font-size="11pt" style:font-name-asian="HelveticaNeue" style:font-size-asian="11pt" style:font-name-complex="HelveticaNeue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 neue" fo:font-size="11pt" officeooo:paragraph-rsid="0012d36e" style:font-name-asian="HelveticaNeue" style:font-size-asian="11pt" style:font-name-complex="HelveticaNeue" style:font-size-complex="11pt"/>
    </style:style>
    <style:style style:name="P3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 neue" fo:font-size="11pt" officeooo:paragraph-rsid="0012e10e" style:font-name-asian="HelveticaNeue" style:font-size-asian="11pt" style:font-name-complex="HelveticaNeue" style:font-size-complex="11pt"/>
    </style:style>
    <style:style style:name="P4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 neue" fo:font-size="11pt" officeooo:rsid="0012d36e" officeooo:paragraph-rsid="0012d36e" style:font-name-asian="HelveticaNeue" style:font-size-asian="11pt" style:font-name-complex="HelveticaNeue" style:font-size-complex="11pt"/>
    </style:style>
    <style:style style:name="P5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a933" loext:opacity="100%" style:font-name="Helvetica neue" fo:font-size="11pt" style:font-name-asian="HelveticaNeue" style:font-size-asian="11pt" style:font-name-complex="HelveticaNeue" style:font-size-complex="11pt"/>
    </style:style>
    <style:style style:name="P6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style:font-name="Helvetica neue"/>
    </style:style>
    <style:style style:name="P7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style:font-name="Helvetica neue" officeooo:paragraph-rsid="00111db9"/>
    </style:style>
    <style:style style:name="P8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style:font-name="Helvetica neue" officeooo:paragraph-rsid="0012e10e"/>
    </style:style>
    <style:style style:name="P9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style:font-name="Helvetica neue" fo:font-size="11pt" style:font-size-asian="11pt" style:font-size-complex="11pt"/>
    </style:style>
    <style:style style:name="P10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style:font-name="Helvetica neue" fo:font-size="11pt" officeooo:rsid="00111db9" officeooo:paragraph-rsid="00111db9" style:font-size-asian="11pt" style:font-size-complex="11pt"/>
    </style:style>
    <style:style style:name="P11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style:font-name="Helvetica neue" fo:font-size="11pt" officeooo:rsid="0012d36e" officeooo:paragraph-rsid="0012d36e" style:font-size-asian="11pt" style:font-size-complex="11pt"/>
    </style:style>
    <style:style style:name="P12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style:font-name="Helvetica neue" fo:font-size="11pt" officeooo:rsid="00136920" officeooo:paragraph-rsid="00136920" style:font-size-asian="11pt" style:font-size-complex="11pt"/>
    </style:style>
    <style:style style:name="P13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style:font-name="Helvetica neue" fo:font-size="11pt" officeooo:rsid="0014e8b9" officeooo:paragraph-rsid="0014e8b9" style:font-size-asian="11pt" style:font-size-complex="11pt"/>
    </style:style>
    <style:style style:name="P14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style:font-name="Helvetica neue" fo:font-size="11pt" officeooo:rsid="0014e8b9" officeooo:paragraph-rsid="0012d36e" style:font-size-asian="11pt" style:font-size-complex="11pt"/>
    </style:style>
    <style:style style:name="P15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style:font-name="Helvetica neue" fo:font-size="11pt" officeooo:rsid="00173529" officeooo:paragraph-rsid="00173529" style:font-size-asian="11pt" style:font-size-complex="11pt"/>
    </style:style>
    <style:style style:name="P16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style:font-name="Helvetica neue" fo:font-size="11pt" officeooo:rsid="00175294" officeooo:paragraph-rsid="00175294" style:font-size-asian="11pt" style:font-size-complex="11pt"/>
    </style:style>
    <style:style style:name="P17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style:font-name="Helvetica neue" fo:font-size="11pt" style:text-underline-style="solid" style:text-underline-width="auto" style:text-underline-color="font-color" fo:font-weight="bold" officeooo:rsid="00136920" officeooo:paragraph-rsid="00136920" style:font-size-asian="11pt" style:font-weight-asian="bold" style:font-size-complex="11pt" style:font-weight-complex="bold"/>
    </style:style>
    <style:style style:name="P18" style:family="paragraph" style:parent-style-name="Standard" style:master-page-name="PM2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page-number="auto"/>
      <style:text-properties fo:color="#000000" loext:opacity="100%" style:font-name="Helvetica neue" fo:font-size="11pt" style:font-name-asian="HelveticaNeue" style:font-size-asian="11pt" style:font-name-complex="HelveticaNeue" style:font-size-complex="11pt"/>
    </style:style>
    <style:style style:name="P19" style:family="paragraph" style:parent-style-name="Standard" style:list-style-name="L1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 neue" fo:font-size="11pt" style:font-name-asian="HelveticaNeue" style:font-size-asian="11pt" style:font-name-complex="HelveticaNeue" style:font-size-complex="11pt"/>
    </style:style>
    <style:style style:name="P20" style:family="paragraph" style:parent-style-name="Standard" style:list-style-name="L2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 neue" fo:font-size="11pt" style:font-name-asian="HelveticaNeue" style:font-size-asian="11pt" style:font-name-complex="HelveticaNeue" style:font-size-complex="11pt"/>
    </style:style>
    <style:style style:name="P21" style:family="paragraph" style:parent-style-name="Standard" style:list-style-name="L3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 neue" fo:font-size="11pt" officeooo:paragraph-rsid="0012d36e" style:font-name-asian="HelveticaNeue" style:font-size-asian="11pt" style:font-name-complex="HelveticaNeue" style:font-size-complex="11pt"/>
    </style:style>
    <style:style style:name="P22" style:family="paragraph" style:parent-style-name="Standard" style:list-style-name="L3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 neue" fo:font-size="11pt" officeooo:paragraph-rsid="0012e10e" style:font-name-asian="HelveticaNeue" style:font-size-asian="11pt" style:font-name-complex="HelveticaNeue" style:font-size-complex="11pt"/>
    </style:style>
    <style:style style:name="P23" style:family="paragraph" style:parent-style-name="Standard" style:list-style-name="L3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 neue" fo:font-size="11pt" officeooo:rsid="0012d36e" officeooo:paragraph-rsid="0012e10e" style:font-name-asian="HelveticaNeue" style:font-size-asian="11pt" style:font-name-complex="HelveticaNeue" style:font-size-complex="11pt"/>
    </style:style>
    <style:style style:name="P24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 neue" fo:font-size="11pt" officeooo:rsid="001c9509" officeooo:paragraph-rsid="001c9509" style:font-size-asian="11pt" style:font-size-complex="11pt"/>
    </style:style>
    <style:style style:name="P25" style:family="paragraph" style:parent-style-name="Standard" style:list-style-name="L1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a933" loext:opacity="100%" style:font-name="Helvetica neue" fo:font-size="11pt" style:font-name-asian="HelveticaNeue" style:font-size-asian="11pt" style:font-name-complex="HelveticaNeue" style:font-size-complex="11pt"/>
    </style:style>
    <style:style style:name="P26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a933" loext:opacity="100%" style:font-name="Helvetica neue" fo:font-size="11pt" officeooo:paragraph-rsid="001462fb" style:font-name-asian="HelveticaNeue" style:font-size-asian="11pt" style:font-name-complex="HelveticaNeue" style:font-size-complex="11pt"/>
    </style:style>
    <style:style style:name="P27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a933" loext:opacity="100%" style:font-name="Helvetica neue" fo:font-size="11pt" officeooo:rsid="00136920" officeooo:paragraph-rsid="001462fb" style:font-name-asian="HelveticaNeue" style:font-size-asian="11pt" style:font-name-complex="HelveticaNeue" style:font-size-complex="11pt"/>
    </style:style>
    <style:style style:name="P28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a933" loext:opacity="100%" style:font-name="Helvetica neue" fo:font-size="11pt" officeooo:rsid="001c9509" officeooo:paragraph-rsid="001c9509" style:font-size-asian="11pt" style:font-size-complex="11pt"/>
    </style:style>
    <style:style style:name="P29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a933" loext:opacity="100%" style:font-name="Helvetica neue" fo:font-size="11pt" officeooo:rsid="00175294" officeooo:paragraph-rsid="001a9b31" style:font-size-asian="11pt" style:font-size-complex="11pt"/>
    </style:style>
    <style:style style:name="P30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a933" loext:opacity="100%" style:font-name="Helvetica neue" fo:font-size="11pt" officeooo:rsid="00136920" officeooo:paragraph-rsid="001462fb" style:font-size-asian="11pt" style:font-size-complex="11pt"/>
    </style:style>
    <style:style style:name="P31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a933" loext:opacity="100%" style:font-name="Helvetica neue" fo:font-size="11pt" officeooo:rsid="00136920" officeooo:paragraph-rsid="0014e8b9" style:font-size-asian="11pt" style:font-size-complex="11pt"/>
    </style:style>
    <style:style style:name="P32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a933" loext:opacity="100%" style:font-name="Helvetica neue" fo:font-size="11pt" officeooo:rsid="001462fb" officeooo:paragraph-rsid="0014e8b9" style:font-size-asian="11pt" style:font-size-complex="11pt"/>
    </style:style>
    <style:style style:name="P33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a933" loext:opacity="100%" style:font-name="Helvetica neue" fo:font-size="11pt" officeooo:rsid="00173529" officeooo:paragraph-rsid="0018a505" style:font-size-asian="11pt" style:font-size-complex="11pt"/>
    </style:style>
    <style:style style:name="P34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style:font-name="Helvetica neue" fo:font-size="11pt" officeooo:rsid="00136920" officeooo:paragraph-rsid="00136920" style:font-size-asian="11pt" style:font-size-complex="11pt"/>
    </style:style>
    <style:style style:name="P35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style:font-name="Helvetica neue" fo:font-size="11pt" officeooo:rsid="001c9509" officeooo:paragraph-rsid="00175294" style:font-size-asian="11pt" style:font-size-complex="11pt"/>
    </style:style>
    <style:style style:name="T1" style:family="text">
      <style:text-properties fo:color="#000000" loext:opacity="100%" fo:font-size="11pt" style:font-name-asian="HelveticaNeue" style:font-size-asian="11pt" style:font-name-complex="HelveticaNeue" style:font-size-complex="11pt"/>
    </style:style>
    <style:style style:name="T2" style:family="text">
      <style:text-properties fo:color="#000000" loext:opacity="100%" fo:font-size="11pt" style:text-underline-style="solid" style:text-underline-width="auto" style:text-underline-color="font-color" style:font-name-asian="HelveticaNeue" style:font-size-asian="11pt" style:font-name-complex="HelveticaNeue" style:font-size-complex="11pt"/>
    </style:style>
    <style:style style:name="T3" style:family="text">
      <style:text-properties fo:color="#000000" loext:opacity="100%" style:font-name-asian="HelveticaNeue" style:font-name-complex="HelveticaNeue"/>
    </style:style>
    <style:style style:name="T4" style:family="text">
      <style:text-properties fo:color="#000000" loext:opacity="100%" style:text-underline-style="solid" style:text-underline-width="auto" style:text-underline-color="font-color" style:font-name-asian="HelveticaNeue" style:font-name-complex="HelveticaNeue"/>
    </style:style>
    <style:style style:name="T5" style:family="text">
      <style:text-properties style:text-underline-style="solid" style:text-underline-width="auto" style:text-underline-color="font-color" officeooo:rsid="00111db9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officeooo:rsid="00175294"/>
    </style:style>
    <style:style style:name="T8" style:family="text">
      <style:text-properties officeooo:rsid="0017df71"/>
    </style:style>
    <style:style style:name="T9" style:family="text">
      <style:text-properties officeooo:rsid="00190572"/>
    </style:style>
    <style:style style:name="T10" style:family="text">
      <style:text-properties style:font-name="Helvetica neue" fo:font-size="11pt" officeooo:rsid="00173529" style:font-size-asian="11pt" style:font-size-complex="11pt"/>
    </style:style>
    <style:style style:name="T11" style:family="text">
      <style:text-properties style:font-name-asian="HelveticaNeue" style:font-name-complex="HelveticaNeue"/>
    </style:style>
    <text:list-style style:name="L1">
      <text:list-level-style-bullet text:level="1" text:style-name="Bullet_5f_Symbols" loext:num-list-format="%1%" text:bullet-char="-">
        <style:list-level-properties text:min-label-width="0.1681in"/>
      </text:list-level-style-bullet>
      <text:list-level-style-bullet text:level="2" text:style-name="Bullet_5f_Symbols" loext:num-list-format="%2%" text:bullet-char="-">
        <style:list-level-properties text:space-before="0.1665in" text:min-label-width="0.1681in"/>
      </text:list-level-style-bullet>
      <text:list-level-style-bullet text:level="3" text:style-name="Bullet_5f_Symbols" loext:num-list-format="%3%" text:bullet-char="-">
        <style:list-level-properties text:space-before="0.3335in" text:min-label-width="0.1681in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5f_Symbols" loext:num-list-format="%1%" text:bullet-char="-">
        <style:list-level-properties text:min-label-width="0.1681in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5f_Symbols" loext:num-list-format="%1%" text:bullet-char="-">
        <style:list-level-properties text:min-label-width="0.1681in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Roadmap</text:p>
      <text:p text:style-name="P6"/>
      <text:p text:style-name="P1">Things I want to accomplish with this:</text:p>
      <text:p text:style-name="P9"/>
      <text:p text:style-name="P1"/>
      <text:p text:style-name="P9"><text:tab/><text:span text:style-name="T5">Iteration 1.5</text:span></text:p>
      <text:p text:style-name="P10">Data was lost in the transfer (went back a few versions b/c I wasn’t backing up with Github)</text:p>
      <text:p text:style-name="P10"/>
      <text:p text:style-name="P12"><text:span text:style-name="T6">In Progress:</text:span></text:p>
      <text:p text:style-name="P35"/>
      <text:p text:style-name="P10"/>
      <text:p text:style-name="P17">Todo:</text:p>
      <text:p text:style-name="P12"/>
      <text:p text:style-name="P12">- CreateBagScenario functionality</text:p>
      <text:p text:style-name="P12"><text:tab/>- Encoding/symbolinfo/bagcontents</text:p>
      <text:p text:style-name="P12"><text:tab/>- Test scenarios</text:p>
      <text:p text:style-name="P12"><text:tab/>- Layout for scenario selection</text:p>
      <text:p text:style-name="P10"/>
      <text:p text:style-name="P11">Add notes to each section to make it easier to pick back up</text:p>
      <text:p text:style-name="P11"/>
      <text:p text:style-name="P17">Done:</text:p>
      <text:p text:style-name="P24"/>
      <text:p text:style-name="P24"/>
      <text:p text:style-name="P24"/>
      <text:p text:style-name="P28">Posted recovery to github</text:p>
      <text:p text:style-name="P29"/>
      <text:p text:style-name="P29">Make manual <text:span text:style-name="T8">create</text:span> buttons larger</text:p>
      <text:p text:style-name="P29"><text:span text:style-name="T10"/></text:p>
      <text:p text:style-name="P29">Fix naming inconsistency in create_bag_manual</text:p>
      <text:p text:style-name="P29"><text:tab/>nonterminals &gt; manual_token</text:p>
      <text:p text:style-name="P30"/>
      <text:p text:style-name="P30">- Current version runs, so p<text:span text:style-name="T11">ut it on github</text:span></text:p>
      <text:p text:style-name="P27"><text:tab/>- Create new branch for recovery changes</text:p>
      <text:p text:style-name="P26"/>
      <text:p text:style-name="P31">- Confirm nonterminal functionality</text:p>
      <text:p text:style-name="P32"><text:tab/>- Add bless/curse tokens to create bag manual</text:p>
      <text:p text:style-name="P32"><text:tab/>- Create scenarios for testing values/performance</text:p>
      <text:p text:style-name="P32"/>
      <text:p text:style-name="P33">Mark up current functionality – what is present, what is missing?</text:p>
      <text:p text:style-name="P33"><text:tab/>- <text:span text:style-name="T7">Add XML</text:span></text:p>
      <text:p text:style-name="P33"><text:tab/>- <text:span text:style-name="T7">Add Values</text:span></text:p>
      <text:p text:style-name="P14"/>
      <text:p text:style-name="P13"/>
      <text:p text:style-name="P9"><text:span text:style-name="T3"><text:tab/></text:span><text:span text:style-name="T4">Iteration 2</text:span><text:span text:style-name="T3">:</text:span></text:p>
      <text:p text:style-name="P1"/>
      <text:p text:style-name="P6"/>
      <text:p text:style-name="P1">Useful UI</text:p>
      <text:list text:style-name="L1">
        <text:list-item>
          <text:p text:style-name="P19">Create a UI for calcProb page which includes:</text:p>
          <text:list>
            <text:list-item>
              <text:p text:style-name="P25"><text:soft-page-break/>Probability to succeed for each value</text:p>
            </text:list-item>
            <text:list-item>
              <text:p text:style-name="P19">Chances of symbol token effects</text:p>
            </text:list-item>
            <text:list-item>
              <text:p text:style-name="P19">Ability to change variable token conditions</text:p>
              <text:list>
                <text:list-item>
                  <text:p text:style-name="P19">One for Skull, one for Elder Sign</text:p>
                </text:list-item>
              </text:list>
            </text:list-item>
          </text:list>
        </text:list-item>
      </text:list>
      <text:p text:style-name="P6"/>
      <text:p text:style-name="P5">Add one precon scenario for testing</text:p>
      <text:p text:style-name="P6"/>
      <text:p text:style-name="P6"><text:span text:style-name="T1"><text:tab/></text:span><text:span text:style-name="T2">Iteration 3</text:span><text:span text:style-name="T1">:</text:span></text:p>
      <text:p text:style-name="P1">Create bag by scenario</text:p>
      <text:list text:style-name="L2">
        <text:list-item>
          <text:p text:style-name="P20">Select Campaign</text:p>
        </text:list-item>
        <text:list-item>
          <text:p text:style-name="P20">Select scenario</text:p>
        </text:list-item>
        <text:list-item>
          <text:p text:style-name="P20">Select difficulty</text:p>
        </text:list-item>
        <text:list-item>
          <text:p text:style-name="P20">Select other modifiers (tokens from last scenario, extra squids, hoods, skulls, etc. </text:p>
        </text:list-item>
        <text:list-item>
          <text:p text:style-name="P20">Predetermined symbol tokens (variable, nonterminals &amp; extra effects)</text:p>
        </text:list-item>
      </text:list>
      <text:p text:style-name="P1"/>
      <text:p text:style-name="P4">Edit Bag</text:p>
      <text:p text:style-name="P1"/>
      <text:p text:style-name="P7"/>
      <text:p text:style-name="P6"><text:span text:style-name="T1"><text:tab/></text:span><text:span text:style-name="T2">Iteration 4:</text:span></text:p>
      <text:p text:style-name="P6"/>
      <text:p text:style-name="P2">UI Improvements</text:p>
      <text:list text:style-name="L3">
        <text:list-item>
          <text:p text:style-name="P21">Communicate floor and ceiling chances</text:p>
        </text:list-item>
        <text:list-item>
          <text:p text:style-name="P21">Actual pictures for tokens</text:p>
        </text:list-item>
        <text:list-item>
          <text:p text:style-name="P23">Chance to see token types</text:p>
        </text:list-item>
        <text:list-item>
          <text:p text:style-name="P22">Standardize manual bag create buttons</text:p>
        </text:list-item>
      </text:list>
      <text:p text:style-name="P2"/>
      <text:p text:style-name="P1">Add frost token functionality</text:p>
      <text:p text:style-name="P1">Add investigator-specific elder sign modifiers</text:p>
      <text:p text:style-name="P6"/>
      <text:p text:style-name="P1">Locale-specified formatting?</text:p>
      <text:p text:style-name="P3">Issue with choreographer: </text:p>
      <text:p text:style-name="P3">I/Choreographer: Skipped 35 frames! <text:s/>The application may be doing too much work on its main thread.</text:p>
      <text:p text:style-name="P3">- Implement some sort of threading instructions for efficiency?</text:p>
      <text:p text:style-name="P8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Helvetica neue" svg:font-family="'Helvetica neue'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5f_Symbols" style:display-name="Bullet_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1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date>2024-09-15T14:33:21.664000000</dc:date>
    <meta:editing-duration>PT4H20M29S</meta:editing-duration>
    <meta:editing-cycles>4</meta:editing-cycles>
    <meta:document-statistic meta:table-count="0" meta:image-count="0" meta:object-count="0" meta:page-count="2" meta:paragraph-count="52" meta:word-count="277" meta:character-count="1729" meta:non-whitespace-character-count="1501"/>
  </office:meta>
</office:document-meta>
</file>